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>
        <style:tab-stops>
          <style:tab-stop style:position="0.501cm"/>
        </style:tab-stops>
      </style:paragraph-properties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style:font-size-asian="14pt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501cm"/>
        </style:tab-stops>
      </style:paragraph-properties>
      <style:text-properties fo:font-size="14pt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fo:background-color="#ffff00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color="#ff0000" fo:font-size="14pt" style:font-size-asian="14pt" style:font-size-complex="14pt"/>
    </style:style>
    <style:style style:name="P11" style:family="paragraph" style:parent-style-name="Standard">
      <style:paragraph-properties fo:margin-top="0.423cm" fo:margin-bottom="0cm" loext:contextual-spacing="false" fo:text-align="justify" style:justify-single-word="false">
        <style:tab-stops>
          <style:tab-stop style:position="0cm"/>
        </style:tab-stops>
      </style:paragraph-properties>
      <style:text-properties fo:font-size="14pt" fo:font-style="italic" fo:font-weight="bold" fo:background-color="#ffff00" style:font-size-asian="14pt" style:font-style-asian="italic" style:font-weight-asian="bold" style:font-size-complex="14pt"/>
    </style:style>
    <style:style style:name="P12" style:family="paragraph" style:parent-style-name="Standard">
      <style:paragraph-properties fo:margin-top="0.423cm" fo:margin-bottom="0cm" loext:contextual-spacing="false" fo:text-align="justify" style:justify-single-word="false">
        <style:tab-stops>
          <style:tab-stop style:position="0cm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/>
    </style:style>
    <style:style style:name="P13" style:family="paragraph" style:parent-style-name="Standard">
      <style:paragraph-properties fo:margin-top="0.423cm" fo:margin-bottom="0cm" loext:contextual-spacing="false" fo:text-align="justify" style:justify-single-word="fals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4" style:family="paragraph" style:parent-style-name="Standard" style:master-page-name="Standard">
      <style:paragraph-properties fo:margin-top="0cm" fo:margin-bottom="0.212cm" loext:contextual-spacing="false"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size-complex="14pt" style:font-weight-complex="bold"/>
    </style:style>
    <style:style style:name="T4" style:family="text">
      <style:text-properties fo:font-size="14pt" style:font-size-asian="14pt" style:font-size-complex="14pt" style:font-style-complex="italic"/>
    </style:style>
    <style:style style:name="T5" style:family="text">
      <style:text-properties fo:text-transform="uppercase" fo:font-size="14pt" style:font-size-asian="14pt" style:font-size-complex="14pt"/>
    </style:style>
    <style:style style:name="T6" style:family="text">
      <style:text-properties fo:color="#ff0000"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ПРОТОКОЛ ___</text:p>
      <text:p text:style-name="P7">заседания диссертационного совета ___ШИФР_СОВЕТА___ РУДН</text:p>
      <text:p text:style-name="P4"/>
      <text:p text:style-name="P4">____________ 20__ г.</text:p>
      <text:p text:style-name="P5"/>
      <text:p text:style-name="P1"><text:span text:style-name="T3">ПРИСУТСТВОВАЛИ:</text:span><text:span text:style-name="T1"> </text:span><text:span text:style-name="T2">__ из __ членов диссертационного совета: </text:span></text:p>
      <text:p text:style-name="P7">д.м.н. Иванов И.И., д.м.н. Петров И.И. и т.д.</text:p>
      <text:p text:style-name="P3"><text:s/></text:p>
      <text:p text:style-name="P3"/>
      <text:p text:style-name="P3">ПРЕДСЕДАТЕЛЬСТВУЮЩИЙ: ФИО – председатель(заместитель) диссертационного совета</text:p>
      <text:p text:style-name="P3">СЕКРЕТАРЬ: ФИО - ученый секретарь диссертационного совета</text:p>
      <text:p text:style-name="P3">ПОВЕСТКА ДНЯ: принятие диссертации (ФИО, «___Тема_диссертации___», специальность) к предварительному рассмотрению; назначение экспертной комиссии.</text:p>
      <text:p text:style-name="P6"/>
      <text:p text:style-name="P1"><text:span text:style-name="T3">СЛУШАЛИ</text:span><text:span text:style-name="T5">: </text:span></text:p>
      <text:p text:style-name="P7">- председательствующего с информацией о представленной диссертации;</text:p>
      <text:p text:style-name="P3">- сообщение ученого секретаря диссертационного совета о документах, имеющихся в аттестационном деле соискателя;</text:p>
      <text:p text:style-name="P9">- рассылка диссертации членам диссертационного совета с почты Управления делами РУДН (дата рассылки)</text:p>
      <text:p text:style-name="P3">ПОСТАНОВИЛИ:</text:p>
      <text:p text:style-name="P3">По результатам открытого голосования членов диссертационного совета </text:p>
      <text:p text:style-name="P3">(единогласно): </text:p>
      <text:p text:style-name="P3">- считать, что представленные соискателем документы по своему содержанию и оформлению соответствуют установленным требованиям;</text:p>
      <text:p text:style-name="P8">- принять диссертацию к предварительному рассмотрению;</text:p>
      <text:p text:style-name="P8">- назначить экспертную комиссию для рассмотрения диссертации в составе:</text:p>
      <text:p text:style-name="P2"><text:span text:style-name="T2"><text:tab/>председатель - (</text:span><text:span text:style-name="T4">член диссертационного совета),</text:span><text:span text:style-name="T2"> <text:tab/>члены комиссии: </text:span></text:p>
      <text:p text:style-name="P8">(ФИО, ученая степень, ученое звание, должность, место работы);</text:p>
      <text:p text:style-name="P8">- экспертной комиссии подготовить заключение о возможности или невозможности принятия рассмотренной диссертации к защите; </text:p>
      <text:p text:style-name="P2"><text:span text:style-name="T2">- назначить дату заседания диссертационного совета по приему представленной диссертации к защите не позднее чем через четыре месяца со дня принятия ее к предварительному рассмотрению.</text:span><text:span text:style-name="T6"> <text:s/></text:span></text:p>
      <text:p text:style-name="P10"/>
      <text:p text:style-name="P10"/>
      <text:p text:style-name="P7">Председательствующий на заседании:<text:tab/> <text:s text:c="45"/>ФИО</text:p>
      <text:p text:style-name="P13">Ученый секретарь диссертационного совета<text:tab/> <text:s text:c="35"/>ФИО</text:p>
      <text:p text:style-name="P11">Не позднее 3-х рабочих дней со дня принятия диссертации к предварительному рассмотрению, скан протокола (с подписями и печатью) должен быть направлен в ДАНК.</text:p>
      <text:p text:style-name="P1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none" fo:country="non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size-complex="10pt"/>
    </style:style>
    <style:style style:name="_20_Знак" style:display-name="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 style:font-size-complex="12pt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cm" fo:margin-bottom="1.7cm" fo:margin-left="3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ТОКОЛ № 1</dc:title>
    <dc:subject/>
    <meta:keyword/>
    <meta:initial-creator>Zver</meta:initial-creator>
    <meta:creation-date>2019-11-29T16:27:00</meta:creation-date>
    <dc:date>2025-10-18T16:17:15.282811828</dc:date>
    <meta:print-date>2017-12-14T20:26:00</meta:print-date>
    <meta:editing-cycles>11</meta:editing-cycles>
    <meta:editing-duration>PT1H22M29S</meta:editing-duration>
    <meta:generator>LibreOffice/6.0.7.3$Linux_X86_64 LibreOffice_project/dc89aa7a9eabfd848af146d5086077aeed2ae4a5</meta:generator>
    <meta:document-statistic meta:table-count="0" meta:image-count="0" meta:object-count="0" meta:page-count="2" meta:paragraph-count="26" meta:word-count="208" meta:character-count="1859" meta:non-whitespace-character-count="1582"/>
  </office:meta>
</office:document-meta>
</file>